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98f" officeooo:paragraph-rsid="00064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лок схема игры холодно горячо</text:p>
      <text:p text:style-name="P1"/>
      <text:p text:style-name="P1">старт ===</text:p>
      <text:p text:style-name="P1">===генерация секретного числа компьютером===</text:p>
      <text:p text:style-name="P1">===проверка не закончились ли у игрока попытки угадать число===</text:p>
      <text:p text:style-name="P1">получаем предложенные игроком числа===</text:p>
      <text:p text:style-name="P1">показываем игроку подсказки===</text:p>
      <text:p text:style-name="P1">увеличиваем счетчик попытко===</text:p>
      <text:p text:style-name="P1">==если игрок проиграл==</text:p>
      <text:p text:style-name="P1">предлагаем сыграть еще===</text:p>
      <text:p text:style-name="P1">===если выиграл===</text:p>
      <text:p text:style-name="P1">предлагаем сыграть еще===</text:p>
      <text:p text:style-name="P1">в случае отказа очередной игры ===</text:p>
      <text:p text:style-name="P1">конец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8:56:56.441022515</meta:creation-date>
    <dc:date>2021-01-09T09:00:35.039749863</dc:date>
    <meta:editing-duration>PT3M44S</meta:editing-duration>
    <meta:editing-cycles>1</meta:editing-cycles>
    <meta:document-statistic meta:table-count="0" meta:image-count="0" meta:object-count="0" meta:page-count="1" meta:paragraph-count="13" meta:word-count="48" meta:character-count="377" meta:non-whitespace-character-count="342"/>
    <meta:generator>LibreOffice/6.4.6.2$Linux_X86_64 LibreOffice_project/40$Build-2</meta:generator>
  </office:meta>
</office:document-meta>
</file>